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99116" draw:textarea-horizontal-align="justify" draw:textarea-vertical-align="middle" draw:auto-grow-height="false" fo:min-height="1.637cm" fo:min-width="2.643cm"/>
    </style:style>
    <style:style style:name="gr2" style:family="graphic" style:parent-style-name="standard">
      <style:graphic-properties svg:stroke-width="0.159cm" draw:marker-start-width="0.437cm" draw:marker-end-width="0.437cm" draw:fill="none" draw:textarea-horizontal-align="justify" draw:textarea-vertical-align="middle" draw:auto-grow-height="false" fo:min-height="2.925cm" fo:min-width="7.755cm" fo:padding-top="0.203cm" fo:padding-bottom="0.203cm" fo:padding-left="0.328cm" fo:padding-right="0.328cm"/>
    </style:style>
    <style:style style:name="gr3" style:family="graphic" style:parent-style-name="standard">
      <style:graphic-properties svg:stroke-width="0.159cm" draw:marker-start-width="0.437cm" draw:marker-end-width="0.437cm" draw:fill="none" draw:textarea-horizontal-align="justify" draw:textarea-vertical-align="middle" draw:auto-grow-height="false" fo:min-height="2.769cm" fo:min-width="7.599cm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0.993cm"/>
    </style:style>
    <style:style style:name="gr6" style:family="graphic" style:parent-style-name="standard">
      <style:graphic-properties draw:stroke="none" svg:stroke-color="#000000" draw:fill="none" draw:fill-color="#ffffff" fo:min-height="0.886cm"/>
    </style:style>
    <style:style style:name="gr7" style:family="graphic" style:parent-style-name="standard">
      <style:graphic-properties draw:stroke="none" svg:stroke-color="#000000" draw:fill="none" draw:fill-color="#ffffff" fo:min-height="0.823cm"/>
    </style:style>
    <style:style style:name="gr8" style:family="graphic" style:parent-style-name="standard">
      <style:graphic-properties draw:stroke="none" svg:stroke-color="#000000" draw:fill="none" draw:fill-color="#ffffff" fo:min-height="1.06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99116"/>
      <style:paragraph-properties fo:text-align="center"/>
      <style:text-properties fo:font-size="22pt" fo:font-weight="bold" style:font-size-asian="18pt" style:font-size-complex="18pt"/>
    </style:style>
    <style:style style:name="P3" style:family="paragraph">
      <style:paragraph-properties fo:text-align="center"/>
      <style:text-properties fo:font-size="22pt" fo:font-weight="bold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22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2pt" fo:font-weight="bold" style:font-size-asian="18pt" style:font-size-complex="1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667cm" svg:x="8.493cm" svg:y="10.525cm"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8.255cm" svg:height="3.175cm" svg:x="6.588cm" svg:y="3.472cm">
          <text:p text:style-name="P3"><text:span text:style-name="T1">PRODUC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8.255cm" svg:height="3.175cm" svg:x="6.588cm" svg:y="16.972cm">
          <text:p text:style-name="P3"><text:span text:style-name="T1">CONSUMERS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0.715cm" svg:y1="6.647cm" svg:x2="10.716cm" svg:y2="10.525cm" draw:start-shape="id1" draw:start-glue-point="2" draw:end-shape="id2" draw:end-glue-point="4" svg:d="M10715 6647l1 3878" svg:viewBox="0 0 2 3879">
          <text:p/>
        </draw:connector>
        <draw:line draw:style-name="gr4" draw:text-style-name="P5" draw:layer="layout" svg:x1="10.652cm" svg:y1="13.319cm" svg:x2="10.652cm" svg:y2="17.002cm">
          <text:p/>
        </draw:line>
        <draw:frame draw:style-name="gr5" draw:text-style-name="P7" draw:layer="layout" svg:width="2.651cm" svg:height="1.243cm" svg:x="7.576cm" svg:y="7.777cm">
          <draw:text-box>
            <text:p text:style-name="P6"><text:span text:style-name="T2">EDA</text:span></text:p>
          </draw:text-box>
        </draw:frame>
        <draw:frame draw:style-name="gr6" draw:text-style-name="P7" draw:layer="layout" svg:width="2.116cm" svg:height="1.136cm" svg:x="11.776cm" svg:y="7.778cm">
          <draw:text-box>
            <text:p text:style-name="P6"><text:span text:style-name="T2">ETL</text:span></text:p>
          </draw:text-box>
        </draw:frame>
        <draw:frame draw:style-name="gr7" draw:text-style-name="P7" draw:layer="layout" svg:width="3.513cm" svg:height="1.119cm" svg:x="6.815cm" svg:y="14.278cm">
          <draw:text-box>
            <text:p text:style-name="P6"><text:span text:style-name="T2">Model</text:span></text:p>
          </draw:text-box>
        </draw:frame>
        <draw:frame draw:style-name="gr7" draw:text-style-name="P7" draw:layer="layout" svg:width="3.513cm" svg:height="1.119cm" svg:x="11.116cm" svg:y="14.279cm">
          <draw:text-box>
            <text:p text:style-name="P6"><text:span text:style-name="T2">Interpret</text:span></text:p>
          </draw:text-box>
        </draw:frame>
        <draw:frame draw:style-name="gr8" draw:text-style-name="P7" xml:id="id4" draw:id="id4" draw:layer="layout" svg:width="4.23cm" svg:height="1.319cm" svg:x="8.582cm" svg:y="21.779cm">
          <draw:text-box>
            <text:p text:style-name="P6"><text:span text:style-name="T2">Decisions</text:span></text:p>
          </draw:text-box>
        </draw:frame>
        <draw:connector draw:style-name="gr4" draw:text-style-name="P5" draw:layer="layout" draw:type="line" svg:x1="10.715cm" svg:y1="20.147cm" svg:x2="10.697cm" svg:y2="21.779cm" draw:start-shape="id3" draw:start-glue-point="2" draw:end-shape="id4" draw:end-glue-point="0" svg:d="M10715 20147l-18 1632" svg:viewBox="0 0 19 16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6:46:06.573069848</meta:creation-date>
    <dc:date>2018-01-04T09:02:20.384096370</dc:date>
    <meta:editing-duration>PT1H54M3S</meta:editing-duration>
    <meta:editing-cycles>2</meta:editing-cycles>
    <meta:generator>LibreOffice/5.4.2.2$Linux_X86_64 LibreOffice_project/40m0$Build-2</meta:generator>
    <meta:document-statistic meta:object-count="11"/>
  </office:meta>
</office:document-meta>
</file>